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83000000837FA70F5EADC47307.png" manifest:media-type="image/png"/>
  <manifest:file-entry manifest:full-path="Pictures/10000C6000000D8A00000D8A0BA56E87238E6721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1c1c1c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svg:stroke-width="0.051cm" svg:stroke-color="#00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1c1c1c"/>
      <style:paragraph-properties fo:text-align="center"/>
    </style:style>
    <style:style style:name="P3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3.465cm" svg:height="3.465cm" svg:x="0cm" svg:y="0cm">
          <draw:image xlink:href="Pictures/10000C6000000D8A00000D8A0BA56E87238E6721.svg" xlink:type="simple" xlink:show="embed" xlink:actuate="onLoad" draw:mime-type="image/svg+xml">
            <text:p/>
          </draw:image>
          <draw:image xlink:href="Pictures/1000020100000083000000837FA70F5EADC47307.png" xlink:type="simple" xlink:show="embed" xlink:actuate="onLoad" draw:mime-type="image/png"/>
        </draw:frame>
        <draw:custom-shape draw:style-name="gr2" draw:text-style-name="P2" draw:layer="layout" svg:width="0.124cm" svg:height="0.106cm" svg:x="1.663cm" svg:y="1.72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</draw:custom-shape>
        <draw:line draw:style-name="gr3" draw:text-style-name="P3" draw:layer="layout" svg:x1="1.728cm" svg:y1="1.093cm" svg:x2="1.728cm" svg:y2="1.728cm">
          <text:p/>
        </draw:line>
        <draw:line draw:style-name="gr4" draw:text-style-name="P3" draw:layer="layout" svg:x1="1.734cm" svg:y1="0.749cm" svg:x2="1.765cm" svg:y2="1.785cm">
          <text:p/>
        </draw:line>
        <draw:line draw:style-name="gr4" draw:text-style-name="P3" draw:layer="layout" svg:x1="1.687cm" svg:y1="1.783cm" svg:x2="1.728cm" svg:y2="0.75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Pastel_20_Bouquet" draw:display-name="Pastel Bouquet" draw:style="linear" draw:start-color="#dde8cb" draw:end-color="#ffd7d7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41cm" fo:margin-bottom="0.141cm" fo:margin-left="0.141cm" fo:margin-right="0.141cm" fo:page-width="3.466cm" fo:page-height="3.46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7-24T21:29:30.384240203</dc:date>
    <dc:creator>Krishna Nallani C</dc:creator>
    <meta:editing-duration>PT32S</meta:editing-duration>
    <meta:editing-cycles>1</meta:editing-cycles>
    <meta:document-statistic meta:object-count="5"/>
    <meta:generator>LibreOffice/7.1.4.2$Linux_X86_64 LibreOffice_project/a529a4fab45b75fefc5b6226684193eb000654f6</meta:generator>
  </office:meta>
</office:document-meta>
</file>